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5.953cm"/>
    </style:style>
    <style:style style:name="co5" style:family="table-column">
      <style:table-column-properties fo:break-before="auto" style:column-width="0.847cm"/>
    </style:style>
    <style:style style:name="co6" style:family="table-column">
      <style:table-column-properties fo:break-before="auto" style:column-width="1.032cm"/>
    </style:style>
    <style:style style:name="co7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794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="none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 fo:border="none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transparent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ff00ff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00ffff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transparent" fo:wrap-option="wrap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transparent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transparent" fo:wrap-option="wrap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transparent" fo:wrap-option="wrap" fo:border="non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transparent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order-bottom="0.06pt solid #000000" fo:background-color="transparent" fo:wrap-option="wrap" fo:border-left="none" fo:border-right="none" fo:border-top="0.06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transparent" fo:wrap-option="wrap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cccccc"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ackground-color="#e6e6e6"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ackground-color="#e6e6e6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transparent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transparent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transparent" fo:wrap-option="wrap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transparent" fo:border="none" style:vertical-align="middle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transparent" fo:wrap-option="wrap" fo:border="none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 style:data-style-name="N0">
      <style:table-cell-properties fo:background-color="#ff0000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ackground-color="#00ffff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ffff00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6e6e6"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ff00ff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23ff23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ff0000"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00ffff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00ffff"/>
    </style:style>
    <style:style style:name="ce47" style:family="table-cell" style:parent-style-name="Default">
      <style:table-cell-properties fo:background-color="#ff00ff"/>
    </style:style>
    <style:style style:name="ce48" style:family="table-cell" style:parent-style-name="Default" style:data-style-name="N0">
      <style:table-cell-properties fo:background-color="#00ffff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ff00ff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00ff"/>
      <style:text-properties fo:color="#ff00ff"/>
    </style:style>
    <style:style style:name="ce51" style:family="table-cell" style:parent-style-name="Default">
      <style:table-cell-properties fo:background-color="transparent" fo:border="0.06pt solid #000000"/>
    </style:style>
    <style:style style:name="ce52" style:family="table-cell" style:parent-style-name="Default">
      <style:table-cell-properties fo:background-color="#ffff00"/>
    </style:style>
    <style:style style:name="ce53" style:family="table-cell" style:parent-style-name="Default" style:data-style-name="N0">
      <style:table-cell-properties fo:background-color="#ff0000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0000" fo:border="0.06pt solid #000000"/>
    </style:style>
    <style:style style:name="ce55" style:family="table-cell" style:parent-style-name="Default">
      <style:table-cell-properties fo:border-bottom="0.06pt solid #000000" fo:background-color="#ff0000" fo:border-left="none" fo:border-right="none" fo:border-top="0.06pt solid #000000"/>
    </style:style>
    <style:style style:name="ce56" style:family="table-cell" style:parent-style-name="Default" style:data-style-name="N0">
      <style:table-cell-properties fo:background-color="#ff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0000"/>
    </style:style>
    <style:style style:name="ce58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4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2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10" table:visibility="collapse" table:number-columns-repeated="14" table:default-cell-style-name="Default"/>
        <table:table-column table:style-name="co11" table:number-columns-repeated="58" table:default-cell-style-name="Default"/>
        <table:table-column table:style-name="co11" table:default-cell-style-name="ce3"/>
        <table:table-column table:style-name="co11" table:number-columns-repeated="8" table:default-cell-style-name="Default"/>
        <table:table-column table:style-name="co11" table:default-cell-style-name="ce57"/>
        <table:table-column table:style-name="co11" table:number-columns-repeated="2" table:default-cell-style-name="Default"/>
        <table:table-column table:style-name="co3" table:number-columns-repeated="159" table:default-cell-style-name="Default"/>
        <table:table-column table:style-name="co10" table:number-columns-repeated="775" table:default-cell-style-name="Default"/>
        <table:table-row table:style-name="ro2">
          <table:table-cell table:style-name="ce1" office:value-type="string">
            <text:p>TOUS</text:p>
          </table:table-cell>
          <table:table-cell table:style-name="ce9" office:value-type="string">
            <text:p>FABIEN</text:p>
          </table:table-cell>
          <table:table-cell table:number-columns-repeated="2"/>
          <table:table-cell table:style-name="ce20" office:value-type="string" table:number-columns-spanned="2" table:number-rows-spanned="2">
            <text:p>Etat</text:p>
          </table:table-cell>
          <table:covered-table-cell/>
          <table:table-cell table:style-name="ce21" office:value-type="string" table:number-columns-spanned="14" table:number-rows-spanned="1">
            <text:p>MARS</text:p>
          </table:table-cell>
          <table:covered-table-cell table:number-columns-repeated="13"/>
          <table:table-cell table:style-name="ce32" office:value-type="string" table:number-columns-spanned="23" table:number-rows-spanned="1">
            <text:p>AVRIL</text:p>
          </table:table-cell>
          <table:covered-table-cell table:number-columns-repeated="22" table:style-name="ce35"/>
          <table:table-cell table:style-name="ce43" office:value-type="string" table:number-columns-spanned="31" table:number-rows-spanned="1">
            <text:p>MAI</text:p>
          </table:table-cell>
          <table:covered-table-cell table:number-columns-repeated="30" table:style-name="ce35"/>
          <table:table-cell table:style-name="ce33" office:value-type="string" table:number-columns-spanned="16" table:number-rows-spanned="1">
            <text:p>JUIN</text:p>
          </table:table-cell>
          <table:covered-table-cell table:number-columns-repeated="3" table:style-name="ce35"/>
          <table:covered-table-cell table:style-name="ce51"/>
          <table:covered-table-cell table:number-columns-repeated="8" table:style-name="ce35"/>
          <table:covered-table-cell table:style-name="ce54"/>
          <table:covered-table-cell table:number-columns-repeated="2" table:style-name="ce35"/>
          <table:table-cell table:number-columns-repeated="934"/>
        </table:table-row>
        <table:table-row table:style-name="ro2">
          <table:table-cell/>
          <table:table-cell table:style-name="ce10" office:value-type="string">
            <text:p>CLAIRE</text:p>
          </table:table-cell>
          <table:table-cell table:number-columns-repeated="2"/>
          <table:covered-table-cell table:number-columns-repeated="2"/>
          <table:table-cell table:style-name="ce22" office:value-type="string" table:number-columns-spanned="7" table:number-rows-spanned="1">
            <text:p>Sem 12</text:p>
          </table:table-cell>
          <table:covered-table-cell table:number-columns-repeated="6"/>
          <table:table-cell table:style-name="ce30" office:value-type="string" table:number-columns-spanned="7" table:number-rows-spanned="1">
            <text:p>Sem 13</text:p>
          </table:table-cell>
          <table:covered-table-cell table:number-columns-repeated="6"/>
          <table:table-cell table:style-name="ce33" office:value-type="string" table:number-columns-spanned="7" table:number-rows-spanned="1">
            <text:p>Sem 15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16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17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18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19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20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21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22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23</text:p>
          </table:table-cell>
          <table:covered-table-cell table:style-name="ce35"/>
          <table:covered-table-cell table:style-name="ce51"/>
          <table:covered-table-cell table:number-columns-repeated="4" table:style-name="ce35"/>
          <table:table-cell table:style-name="ce39" office:value-type="string" table:number-columns-spanned="7" table:number-rows-spanned="1">
            <text:p>Sem 24</text:p>
          </table:table-cell>
          <table:covered-table-cell table:number-columns-repeated="3" table:style-name="ce35"/>
          <table:covered-table-cell table:style-name="ce54"/>
          <table:covered-table-cell table:number-columns-repeated="2" table:style-name="ce35"/>
          <table:table-cell table:number-columns-repeated="934"/>
        </table:table-row>
        <table:table-row table:style-name="ro3">
          <table:table-cell/>
          <table:table-cell office:value-type="string">
            <text:p>P = prévu, R = réalisé</text:p>
          </table:table-cell>
          <table:table-cell table:style-name="ce17" office:value-type="string">
            <text:p>importance</text:p>
          </table:table-cell>
          <table:table-cell table:style-name="ce17" office:value-type="string">
            <text:p>difficulte</text:p>
          </table:table-cell>
          <table:table-cell table:style-name="ce17" office:value-type="string">
            <text:p>algo</text:p>
          </table:table-cell>
          <table:table-cell table:style-name="ce8" office:value-type="string">
            <text:p>codé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4">
            <text:p>24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31">
            <text:p>31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style-name="ce40" office:value-type="float" office:value="17">
            <text:p>17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19">
            <text:p>19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34" office:value-type="float" office:value="23">
            <text:p>23</text:p>
          </table:table-cell>
          <table:table-cell table:style-name="ce34" office:value-type="float" office:value="24">
            <text:p>24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28">
            <text:p>28</text:p>
          </table:table-cell>
          <table:table-cell table:style-name="ce40" office:value-type="float" office:value="29">
            <text:p>29</text:p>
          </table:table-cell>
          <table:table-cell table:style-name="ce40" office:value-type="float" office:value="30">
            <text:p>3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0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style-name="ce44" office:value-type="float" office:value="17">
            <text:p>17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19">
            <text:p>19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34" office:value-type="float" office:value="23">
            <text:p>23</text:p>
          </table:table-cell>
          <table:table-cell table:style-name="ce44" office:value-type="float" office:value="24">
            <text:p>24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40" office:value-type="float" office:value="27">
            <text:p>27</text:p>
          </table:table-cell>
          <table:table-cell table:style-name="ce44" office:value-type="float" office:value="28">
            <text:p>28</text:p>
          </table:table-cell>
          <table:table-cell table:style-name="ce44" office:value-type="float" office:value="29">
            <text:p>29</text:p>
          </table:table-cell>
          <table:table-cell table:style-name="ce40" office:value-type="float" office:value="30">
            <text:p>30</text:p>
          </table:table-cell>
          <table:table-cell table:style-name="ce44" office:value-type="float" office:value="31">
            <text:p>3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44" office:value-type="float" office:value="10">
            <text:p>10</text:p>
          </table:table-cell>
          <table:table-cell table:style-name="ce40" office:value-type="float" office:value="11">
            <text:p>11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4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number-columns-repeated="934"/>
        </table:table-row>
        <table:table-row table:style-name="ro4">
          <table:table-cell table:style-name="ce2" office:value-type="string" table:number-columns-spanned="2" table:number-rows-spanned="1">
            <text:p>Admin globale</text:p>
          </table:table-cell>
          <table:covered-table-cell/>
          <table:table-cell table:style-name="ce8"/>
          <table:table-cell table:number-columns-repeated="2"/>
          <table:table-cell table:style-name="ce8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14"/>
          <table:table-cell table:style-name="ce24"/>
          <table:table-cell table:style-name="ce8" table:number-columns-repeated="5"/>
          <table:table-cell table:style-name="ce24"/>
          <table:table-cell table:style-name="ce42" office:value-type="string">
            <text:p>VACANCES PAQUES</text:p>
          </table:table-cell>
          <table:table-cell table:style-name="ce42" table:number-columns-repeated="13"/>
          <table:table-cell table:style-name="ce8" table:number-columns-repeated="7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7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2"/>
          <table:table-cell table:style-name="ce6"/>
          <table:table-cell table:style-name="ce8" table:number-columns-repeated="4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number-columns-repeated="934"/>
        </table:table-row>
        <table:table-row table:style-name="ro4">
          <table:table-cell table:style-name="ce2"/>
          <table:table-cell office:value-type="string">
            <text:p>cours Pulpe</text:p>
          </table:table-cell>
          <table:table-cell table:style-name="ce8"/>
          <table:table-cell table:number-columns-repeated="2"/>
          <table:table-cell table:style-name="ce8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13"/>
          <table:table-cell table:style-name="ce36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style-name="ce42" table:number-columns-repeated="14"/>
          <table:table-cell table:style-name="ce8" table:number-columns-repeated="7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style-name="ce8"/>
          <table:table-cell table:style-name="ce36"/>
          <table:table-cell table:style-name="ce8" table:number-columns-repeated="2"/>
          <table:table-cell table:style-name="ce36"/>
          <table:table-cell table:style-name="ce8" table:number-columns-repeated="2"/>
          <table:table-cell table:style-name="ce24"/>
          <table:table-cell table:style-name="ce36" table:number-columns-repeated="2"/>
          <table:table-cell table:style-name="ce8"/>
          <table:table-cell table:style-name="ce36"/>
          <table:table-cell table:style-name="ce8"/>
          <table:table-cell table:style-name="ce24"/>
          <table:table-cell table:style-name="ce36"/>
          <table:table-cell table:style-name="ce8"/>
          <table:table-cell table:style-name="ce36"/>
          <table:table-cell table:style-name="ce8"/>
          <table:table-cell table:style-name="ce36"/>
          <table:table-cell table:style-name="ce8" table:number-columns-repeated="2"/>
          <table:table-cell table:style-name="ce53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number-columns-repeated="934"/>
        </table:table-row>
        <table:table-row table:style-name="ro2">
          <table:table-cell table:style-name="ce3"/>
          <table:table-cell table:style-name="ce11" office:value-type="string">
            <text:p>Planification / organisation</text:p>
          </table:table-cell>
          <table:table-cell table:style-name="ce11" table:number-columns-repeated="4"/>
          <table:table-cell table:style-name="ce25" table:number-columns-repeated="20"/>
          <table:table-cell table:style-name="ce37"/>
          <table:table-cell table:style-name="ce25" table:number-columns-repeated="4"/>
          <table:table-cell table:style-name="ce37"/>
          <table:table-cell table:style-name="ce25" table:number-columns-repeated="35"/>
          <table:table-cell table:style-name="ce37"/>
          <table:table-cell table:style-name="ce25" table:number-columns-repeated="2"/>
          <table:table-cell table:style-name="ce38"/>
          <table:table-cell table:style-name="ce25" table:number-columns-repeated="1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6">
          <table:table-cell table:style-name="ce3"/>
          <table:table-cell table:style-name="ce11" office:value-type="string">
            <text:p>rédaction rapport analyse</text:p>
          </table:table-cell>
          <table:table-cell table:style-name="ce11" table:number-columns-repeated="4"/>
          <table:table-cell table:style-name="ce25" table:number-columns-repeated="70"/>
          <table:table-cell table:style-name="ce37"/>
          <table:table-cell table:style-name="ce25"/>
          <table:table-cell table:style-name="ce37"/>
          <table:table-cell table:style-name="ce25" table:number-columns-repeated="2"/>
          <table:table-cell table:style-name="ce38" table:number-columns-repeated="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rédaction rapport technique</text:p>
          </table:table-cell>
          <table:table-cell table:style-name="ce11" table:number-columns-repeated="4"/>
          <table:table-cell table:style-name="ce25" table:number-columns-repeated="75"/>
          <table:table-cell table:style-name="ce38" table:number-columns-repeated="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4" office:value-type="string" table:number-columns-spanned="2" table:number-rows-spanned="1">
            <text:p>Préparation / utilitaire</text:p>
          </table:table-cell>
          <table:covered-table-cell table:style-name="ce3"/>
          <table:table-cell table:style-name="ce6"/>
          <table:table-cell table:style-name="ce3" table:number-columns-repeated="2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Apprentissage Symfony</text:p>
          </table:table-cell>
          <table:table-cell table:style-name="ce11" table:number-columns-repeated="4"/>
          <table:table-cell table:style-name="ce25" table:number-columns-repeated="20"/>
          <table:table-cell table:style-name="ce38" table:number-columns-repeated="33"/>
          <table:table-cell table:style-name="ce25" table:number-columns-repeated="28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onfiguration git / github</text:p>
          </table:table-cell>
          <table:table-cell table:style-name="ce11" table:number-columns-repeated="4"/>
          <table:table-cell table:style-name="ce25" table:number-columns-repeated="25"/>
          <table:table-cell table:style-name="ce38"/>
          <table:table-cell table:style-name="ce25" table:number-columns-repeated="55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25"/>
          <table:table-cell table:style-name="ce38"/>
          <table:table-cell table:style-name="ce25" table:number-columns-repeated="55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Analyse / 14 – 20 avril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Diagramme de classe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as d'utilisation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séquence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maquettage</text:p>
          </table:table-cell>
          <table:table-cell table:style-name="ce11" table:number-columns-repeated="4"/>
          <table:table-cell table:style-name="ce25" table:number-columns-repeated="26"/>
          <table:table-cell table:style-name="ce37" table:number-columns-repeated="3"/>
          <table:table-cell table:style-name="ce25" table:number-columns-repeated="55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plan du site</text:p>
          </table:table-cell>
          <table:table-cell table:style-name="ce11" table:number-columns-repeated="4"/>
          <table:table-cell table:style-name="ce25" table:number-columns-repeated="39"/>
          <table:table-cell table:style-name="ce37" table:number-columns-repeated="2"/>
          <table:table-cell table:style-name="ce25" table:number-columns-repeated="43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rapport enchainement pages</text:p>
          </table:table-cell>
          <table:table-cell table:style-name="ce11" table:number-columns-repeated="4"/>
          <table:table-cell table:style-name="ce25" table:number-columns-repeated="27"/>
          <table:table-cell table:style-name="ce41" table:number-columns-repeated="2"/>
          <table:table-cell table:style-name="ce25" table:number-columns-repeated="55"/>
          <table:table-cell table:style-name="ce3" table:number-columns-repeated="934"/>
        </table:table-row>
        <table:table-row table:style-name="ro4" table:number-rows-repeated="3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Archi globale / 17 – 21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7">
          <table:table-cell table:style-name="ce3"/>
          <table:table-cell table:style-name="ce11" office:value-type="string">
            <text:p>création des entités, de leur relation et de la base de donnée</text:p>
          </table:table-cell>
          <table:table-cell table:style-name="ce11" table:number-columns-repeated="4"/>
          <table:table-cell table:style-name="ce25" table:number-columns-repeated="53"/>
          <table:table-cell table:style-name="ce41" table:number-columns-repeated="2"/>
          <table:table-cell table:style-name="ce25" table:number-columns-repeated="29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réation des layout généraux</text:p>
          </table:table-cell>
          <table:table-cell table:style-name="ce11" table:number-columns-repeated="4"/>
          <table:table-cell table:style-name="ce25" table:number-columns-repeated="53"/>
          <table:table-cell table:style-name="ce37"/>
          <table:table-cell table:style-name="ce25" table:number-columns-repeated="30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réation datafixtures</text:p>
          </table:table-cell>
          <table:table-cell table:style-name="ce11" table:number-columns-repeated="4"/>
          <table:table-cell table:style-name="ce25" table:number-columns-repeated="53"/>
          <table:table-cell table:style-name="ce41" table:number-columns-repeated="2"/>
          <table:table-cell table:style-name="ce25" table:number-columns-repeated="29"/>
          <table:table-cell table:style-name="ce3" table:number-columns-repeated="934"/>
        </table:table-row>
        <table:table-row table:style-name="ro4" table:number-rows-repeated="2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ss 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<text:s/>Partie etudiant / 17 – 27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 table:number-columns-repeated="6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création des routes et de leur twig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/>
          <table:table-cell table:style-name="ce11" table:number-columns-repeated="4"/>
          <table:table-cell table:style-name="ce25" table:number-columns-repeated="53"/>
          <table:table-cell table:style-name="ce37" table:number-columns-repeated="2"/>
          <table:table-cell table:style-name="ce25" table:number-columns-repeated="2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table:number-columns-repeated="2"/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infos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 table:number-columns-repeated="22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infos – formulaire</text:p>
          </table:table-cell>
          <table:table-cell table:style-name="ce19" table:number-columns-repeated="3"/>
          <table:table-cell table:style-name="ce11"/>
          <table:table-cell table:style-name="ce25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3"/>
          <table:table-cell table:style-name="ce56"/>
          <table:table-cell table:style-name="ce27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 table:number-columns-repeated="22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frais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/>
          <table:table-cell table:style-name="ce37"/>
          <table:table-cell table:style-name="ce25" table:number-columns-repeated="20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RF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60"/>
          <table:table-cell table:style-name="ce37" table:number-columns-repeated="2"/>
          <table:table-cell table:style-name="ce25" table:number-columns-repeated="19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6">
          <table:table-cell table:style-name="ce3" office:value-type="string">
            <text:p>P </text:p>
          </table:table-cell>
          <table:table-cell table:style-name="ce11" office:value-type="string">
            <text:p>Mes frais – formulair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46">
            <office:annotation draw:style-name="gr1" draw:text-style-name="P1" svg:width="2.899cm" svg:height="0.991cm" svg:x="55.289cm" svg:y="21.495cm" draw:caption-point-x="-0.61cm" draw:caption-point-y="1.51cm">
              <dc:date>2013-06-06T00:00:00</dc:date>
              <text:p text:style-name="P1">Frais qd 0 études</text:p>
            </office:annotation>
          </table:table-cell>
          <table:table-cell table:style-name="ce3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6" table:number-columns-repeated="2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2"/>
          <table:table-cell table:style-name="ce13" table:number-columns-repeated="3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3"/>
          <table:table-cell table:style-name="ce3" table:number-columns-repeated="2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études – affichage list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41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études – affichage un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41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Demande acompte – formulair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7" table:number-columns-repeated="2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office:value-type="string">
            <text:p>Demande acompte – select etud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7" table:number-columns-repeated="2"/>
          <table:table-cell table:style-name="ce6"/>
          <table:table-cell table:style-name="ce25"/>
          <table:table-cell table:style-name="ce46" table:number-columns-repeated="2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46">
            <office:annotation draw:style-name="gr1" draw:text-style-name="P1" svg:width="2.899cm" svg:height="0.991cm" svg:x="55.289cm" svg:y="25.436cm" draw:caption-point-x="-0.61cm" draw:caption-point-y="1.51cm">
              <dc:date>2013-06-06T00:00:00</dc:date>
              <text:p text:style-name="P1">Acomptes qd 0 étude</text:p>
            </office:annotation>
          </table:table-cell>
          <table:table-cell table:style-name="ce3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7" table:number-columns-repeated="2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3" office:value-type="string">
            <text:p>Demande acompte – règles de gestion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4"/>
          <table:table-cell table:style-name="ce47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R </text:p>
          </table:table-cell>
          <table:table-cell table:style-name="ce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4"/>
          <table:table-cell table:style-name="ce47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P </text:p>
          </table:table-cell>
          <table:table-cell table:style-name="ce3" office:value-type="string">
            <text:p>Dashboard – affichag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48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Tests et debugs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38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R </text:p>
          </table:table-cell>
          <table:table-cell table:style-name="ce6" office:value-type="string">
            <text:p>amélioration BDD / fixture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4"/>
          <table:table-cell table:style-name="ce48"/>
          <table:table-cell table:style-name="ce49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6">
          <table:table-cell table:style-name="ce3" office:value-type="string">
            <text:p>R </text:p>
          </table:table-cell>
          <table:table-cell table:style-name="ce6" office:value-type="string">
            <text:p>amélioration layouts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4"/>
          <table:table-cell table:style-name="ce49"/>
          <table:table-cell table:style-name="ce48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3"/>
          <table:table-cell table:style-name="ce48">
            <office:annotation draw:style-name="gr1" draw:text-style-name="P1" svg:width="2.899cm" svg:height="0.991cm" svg:x="55.289cm" svg:y="31.103cm" draw:caption-point-x="-0.61cm" draw:caption-point-y="1.51cm">
              <dc:date>2013-06-06T00:00:00</dc:date>
              <text:p text:style-name="P1">Menu etud + gestion</text:p>
            </office:annotation>
          </table:table-cell>
          <table:table-cell table:style-name="ce6" table:number-columns-repeated="3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Session et sécurité / 27 – 31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6" table:number-columns-repeated="2"/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instal et config bundle FOS</text:p>
          </table:table-cell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45"/>
          <table:table-cell table:style-name="ce7" table:number-columns-repeated="4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3" table:number-columns-repeated="4"/>
          <table:table-cell table:style-name="ce6"/>
          <table:table-cell table:style-name="ce25"/>
          <table:table-cell table:style-name="ce7" table:number-columns-repeated="4"/>
          <table:table-cell table:style-name="ce28"/>
          <table:table-cell table:style-name="ce29"/>
          <table:table-cell table:style-name="ce31"/>
          <table:table-cell table:style-name="ce28" table:number-columns-repeated="2"/>
          <table:table-cell table:style-name="ce7" table:number-columns-repeated="2"/>
          <table:table-cell table:style-name="ce13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4"/>
          <table:table-cell table:style-name="ce4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3" office:value-type="string">
            <text:p>login etudiant</text:p>
          </table:table-cell>
          <table:table-cell table:style-name="ce13" table:number-columns-repeated="3"/>
          <table:table-cell table:style-name="ce6"/>
          <table:table-cell table:style-name="ce25"/>
          <table:table-cell table:style-name="ce7" table:number-columns-repeated="4"/>
          <table:table-cell table:style-name="ce28"/>
          <table:table-cell table:style-name="ce29"/>
          <table:table-cell table:style-name="ce31"/>
          <table:table-cell table:style-name="ce28" table:number-columns-repeated="2"/>
          <table:table-cell table:style-name="ce7" table:number-columns-repeated="2"/>
          <table:table-cell table:style-name="ce13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/>
          <table:table-cell table:style-name="ce45"/>
          <table:table-cell table:style-name="ce7" table:number-columns-repeated="3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13" table:number-columns-spanned="2" table:number-rows-spanned="1"/>
          <table:covered-table-cell table:style-name="ce7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4"/>
          <table:table-cell table:style-name="ce4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login gestion</text:p>
          </table:table-cell>
          <table:table-cell table:style-name="ce13" table:number-columns-repeated="2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3"/>
          <table:table-cell table:style-name="ce45"/>
          <table:table-cell table:style-name="ce7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3" table:number-columns-repeated="3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45"/>
          <table:table-cell table:style-name="ce7" table:number-columns-repeated="4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5" office:value-type="string" table:number-columns-spanned="2" table:number-rows-spanned="1">
            <text:p><text:s/>Partie gestion / 1er – 11 juin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6" table:number-columns-repeated="2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9">
          <table:table-cell table:style-name="ce3" office:value-type="string">
            <text:p>P </text:p>
          </table:table-cell>
          <table:table-cell table:style-name="ce11" office:value-type="string">
            <text:p>création des routes et de leur twig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50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50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afficher u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ajout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modifi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6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Etudiants – supprim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6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9">
          <table:table-cell table:style-name="ce3" office:value-type="string">
            <text:p>P </text:p>
          </table:table-cell>
          <table:table-cell table:style-name="ce11" office:value-type="string">
            <text:p>Accompte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9">
          <table:table-cell table:style-name="ce3" office:value-type="string">
            <text:p>P </text:p>
          </table:table-cell>
          <table:table-cell table:style-name="ce11" office:value-type="string">
            <text:p>Accomptes – validatio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9">
          <table:table-cell table:style-name="ce3" office:value-type="string">
            <text:p>P </text:p>
          </table:table-cell>
          <table:table-cell table:style-name="ce11" office:value-type="string">
            <text:p>Accomptes – afficher un (bulletin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4"/>
          <table:table-cell table:style-name="ce47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office:annotation office:display="true" draw:style-name="gr1" draw:text-style-name="P1" svg:width="2.899cm" svg:height="0.991cm" svg:x="7.664cm" svg:y="47.462cm" draw:caption-point-x="-0.61cm" draw:caption-point-y="1.51cm">
              <dc:date>2013-05-25T00:00:00</dc:date>
              <text:p text:style-name="P2"><text:span text:style-name="T1">Revoir diag sequence RF</text:span></text:p>
            </office:annotation>
            <text:p>Frai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46"/>
          <table:table-cell/>
          <table:table-cell table:style-name="ce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trier (frais en attente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10"/>
          <table:table-cell table:style-name="ce3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Frais – valid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10"/>
          <table:table-cell table:style-name="ce3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créer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10"/>
          <table:table-cell table:style-name="ce3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afficher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9">
          <table:table-cell table:style-name="ce3" office:value-type="string">
            <text:p>P </text:p>
          </table:table-cell>
          <table:table-cell table:style-name="ce11" office:value-type="string">
            <text:p>Etude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9">
          <table:table-cell table:style-name="ce3" office:value-type="string">
            <text:p>P </text:p>
          </table:table-cell>
          <table:table-cell table:style-name="ce11" office:value-type="string">
            <text:p>Etude – afficher un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9">
          <table:table-cell table:style-name="ce3" office:value-type="string">
            <text:p>P </text:p>
          </table:table-cell>
          <table:table-cell table:style-name="ce11" office:value-type="string">
            <text:p>Etude – créer → étud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9">
          <table:table-cell table:style-name="ce3" office:value-type="string">
            <text:p>P </text:p>
          </table:table-cell>
          <table:table-cell table:style-name="ce11" office:value-type="string">
            <text:p>Etude – créer → groupe étudiant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0">
          <table:table-cell table:style-name="ce3" office:value-type="string">
            <text:p>P </text:p>
          </table:table-cell>
          <table:table-cell table:style-name="ce11" office:value-type="string">
            <text:p>Etude – éditer (étude / groupe étudiant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0">
          <table:table-cell table:style-name="ce3" office:value-type="string">
            <text:p>P </text:p>
          </table:table-cell>
          <table:table-cell table:style-name="ce11" office:value-type="string">
            <office:annotation office:display="true" draw:style-name="gr1" draw:text-style-name="P1" svg:width="2.899cm" svg:height="0.991cm" svg:x="7.664cm" svg:y="57.306cm" draw:caption-point-x="-0.61cm" draw:caption-point-y="1.51cm">
              <dc:date>2013-05-25T00:00:00</dc:date>
              <text:p text:style-name="P2"><text:span text:style-name="T1">Revoir diag séquence</text:span></text:p>
            </office:annotation>
            <text:p>Etude – clôturer (soldes acomptes + facture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 table:number-columns-repeated="2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1">
          <table:table-cell table:style-name="ce3" office:value-type="string">
            <text:p>P </text:p>
          </table:table-cell>
          <table:table-cell table:style-name="ce3" office:value-type="string">
            <text:p>Dashboard – études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4"/>
          <table:table-cell table:style-name="ce47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4"/>
          <table:table-cell table:style-name="ce47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1">
          <table:table-cell table:style-name="ce3" office:value-type="string">
            <text:p>P </text:p>
          </table:table-cell>
          <table:table-cell table:style-name="ce3" office:value-type="string">
            <text:p>Dashboard – acomptes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4"/>
          <table:table-cell table:style-name="ce47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4"/>
          <table:table-cell table:style-name="ce47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1">
          <table:table-cell table:style-name="ce3" office:value-type="string">
            <text:p>P </text:p>
          </table:table-cell>
          <table:table-cell table:style-name="ce6" office:value-type="string">
            <text:p>Dashboard – frais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/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11">
          <table:table-cell table:style-name="ce3" office:value-type="string">
            <text:p>P </text:p>
          </table:table-cell>
          <table:table-cell table:style-name="ce6" office:value-type="string">
            <text:p>Nettoyage de cod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4"/>
          <table:table-cell/>
          <table:table-cell table:style-name="ce25"/>
          <table:table-cell table:style-name="ce47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4"/>
          <table:table-cell/>
          <table:table-cell table:style-name="ce25"/>
          <table:table-cell table:style-name="ce47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instal et config export <text:span text:style-name="T2">pdf</text:span>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Accomptes – export bulleti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export suivi travaux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export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e – export facture</text:p>
          </table:table-cell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4"/>
          <table:table-cell table:style-name="ce3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e – export fiche convention</text:p>
          </table:table-cell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5"/>
          <table:table-cell table:style-name="ce13" table:number-columns-repeated="2"/>
          <table:table-cell table:style-name="ce3" table:number-columns-repeated="2"/>
          <table:table-cell table:style-name="ce27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Rapports / 11 – 13 juin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/>
          <table:table-cell table:style-name="ce16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/>
          <table:table-cell table:style-name="ce16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8" table:number-columns-repeated="2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style-name="ce17"/>
          <table:table-cell table:number-columns-repeated="4"/>
          <table:table-cell table:style-name="ce24"/>
          <table:table-cell table:number-columns-repeated="934"/>
        </table:table-row>
        <table:table-row table:style-name="ro4">
          <table:table-cell/>
          <table:table-cell table:style-name="ce17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style-name="ce17"/>
          <table:table-cell table:number-columns-repeated="4"/>
          <table:table-cell table:style-name="ce24"/>
          <table:table-cell table:number-columns-repeated="934"/>
        </table:table-row>
        <table:table-row table:style-name="ro4">
          <table:table-cell table:number-columns-repeated="78"/>
          <table:table-cell table:style-name="ce13"/>
          <table:table-cell table:number-columns-repeated="5"/>
          <table:table-cell table:style-name="ce17"/>
          <table:table-cell table:number-columns-repeated="4"/>
          <table:table-cell table:style-name="ce8"/>
          <table:table-cell table:number-columns-repeated="934"/>
        </table:table-row>
        <table:table-row table:style-name="ro4">
          <table:table-cell table:number-columns-repeated="78"/>
          <table:table-cell table:style-name="ce13"/>
          <table:table-cell table:number-columns-repeated="10"/>
          <table:table-cell table:style-name="ce8"/>
          <table:table-cell table:number-columns-repeated="934"/>
        </table:table-row>
        <table:table-row table:style-name="ro4" table:number-rows-repeated="5"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number-columns-repeated="934"/>
        </table:table-row>
        <table:table-row table:style-name="ro4" table:number-rows-repeated="29"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number-columns-repeated="934"/>
        </table:table-row>
        <table:table-row table:style-name="ro4" table:number-rows-repeated="104836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 table:print="false">
        <table:table-column table:style-name="co8" table:default-cell-style-name="Default"/>
        <table:table-column table:style-name="co9" table:number-columns-repeated="255" table:default-cell-style-name="Default"/>
        <table:table-row table:style-name="ro5">
          <table:table-cell table:number-columns-repeated="256"/>
        </table:table-row>
      </table:table>
      <table:table table:name="Sheet3" table:style-name="ta3" table:print="false">
        <table:table-column table:style-name="co8" table:default-cell-style-name="Default"/>
        <table:table-column table:style-name="co9" table:number-columns-repeated="255" table:default-cell-style-name="Default"/>
        <table:table-row table:style-name="ro5">
          <table:table-cell table:number-columns-repeated="256"/>
        </table:table-row>
      </table:table>
      <table:named-expressions>
        <table:named-range table:name="becmgsosaefu" table:base-cell-address="$Sheet1.$A$1" table:cell-range-address="Sheet1.$D$36"/>
        <table:named-range table:name="f65mksfji4ts" table:base-cell-address="$Sheet1.$A$1" table:cell-range-address="Sheet1.$BX$33"/>
        <table:named-range table:name="iuee4uj499sr" table:base-cell-address="$Sheet1.$A$1" table:cell-range-address="Sheet1.$B$70"/>
        <table:named-range table:name="jprc72texv1" table:base-cell-address="$Sheet1.$A$1" table:cell-range-address="Sheet1.$B$39"/>
        <table:named-range table:name="kbimoogyf03q" table:base-cell-address="$Sheet1.$A$1" table:cell-range-address="Sheet1.$X$16"/>
        <table:named-range table:name="m85dlahyv4dz" table:base-cell-address="$Sheet1.$A$1" table:cell-range-address="Sheet1.$B$38"/>
        <table:named-range table:name="pnww6wb9g6gb" table:base-cell-address="$Sheet1.$A$1" table:cell-range-address="Sheet1.$B$37"/>
        <table:named-range table:name="qsmgvvjtc0tf" table:base-cell-address="$Sheet1.$A$1" table:cell-range-address="Sheet1.$B$61"/>
        <table:named-range table:name="s3zm79dd3r3c" table:base-cell-address="$Sheet1.$A$1" table:cell-range-address="Sheet1.$AI$57"/>
        <table:named-range table:name="tufgjwp3t5s3" table:base-cell-address="$Sheet1.$A$1" table:cell-range-address="Sheet1.$D$57"/>
        <table:named-range table:name="uu5brhibazw3" table:base-cell-address="$Sheet1.$A$1" table:cell-range-address="Sheet1.$B$55"/>
        <table:named-range table:name="vrraulcxlw87" table:base-cell-address="$Sheet1.$A$1" table:cell-range-address="Sheet1.$B$57"/>
        <table:named-range table:name="yom447hp61ie" table:base-cell-address="$Sheet1.$A$1" table:cell-range-address="Sheet1.$AB$22"/>
        <table:named-range table:name="yzjiizihkeht" table:base-cell-address="$Sheet1.$A$1" table:cell-range-address="Sheet1.$B$4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6T17:05:16</dc:date>
    <meta:editing-duration>PT6H10M24S</meta:editing-duration>
    <meta:editing-cycles>17</meta:editing-cycles>
    <meta:generator>LibreOffice/3.5$Linux_x86 LibreOffice_project/350m1$Build-2</meta:generator>
    <dc:creator>Claire Zuliani</dc:creator>
    <meta:document-statistic meta:table-count="3" meta:cell-count="278" meta:object-count="0"/>
  </office:meta>
</office:document-meta>
</file>